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05T17:06:57.937137058</meta:creation-date>
    <meta:generator>LibreOffice/7.0.1.2$OpenBSD_X86_64 LibreOffice_project/00$Build-2</meta:generator>
    <dc:date>2021-04-06T17:14:51.409959656</dc:date>
    <meta:editing-duration>PT2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